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" style:parent-style-name="UrbanBody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4" style:parent-style-name="Standard">
      <style:text-properties officeooo:paragraph-rsid="000bd5c6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d5c6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d5c6" style:font-name="Arial" style:font-size-asian="10pt" style:font-size-complex="10pt"/>
    </style:style>
    <style:style style:family="paragraph" style:name="P7" style:parent-style-name="UrbanBody">
      <style:text-properties fo:font-size="11pt" officeooo:paragraph-rsid="000bd5c6" style:font-name="arial" style:font-size-asian="11pt" style:font-size-complex="11pt"/>
    </style:style>
    <style:style style:family="paragraph" style:name="P8" style:parent-style-name="UrbanBody">
      <style:text-properties fo:font-size="11pt" fo:font-weight="normal" officeooo:paragraph-rsid="000bd5c6" style:font-name="arial" style:font-size-asian="11pt" style:font-size-complex="11pt" style:font-weight-asian="normal" style:font-weight-complex="normal" style:text-underline-style="none"/>
    </style:style>
    <style:style style:family="paragraph" style:name="P9" style:parent-style-name="UrbanBody_20_">
      <style:text-properties style:font-name="arial"/>
    </style:style>
    <style:style style:family="paragraph" style:name="P10" style:parent-style-name="UrbanBody_20_">
      <style:text-properties fo:font-size="11pt" style:font-name="arial" style:font-size-asian="11pt" style:font-size-complex="11pt"/>
    </style:style>
    <style:style style:family="paragraph" style:name="P11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text-properties style:font-name="arial"/>
    </style:style>
    <style:style style:family="paragraph" style:name="P14" style:parent-style-name="UrbanTitle">
      <style:text-properties style:font-name="arial" style:text-underline-style="none"/>
    </style:style>
    <style:style style:family="paragraph" style:name="P15" style:parent-style-name="UrbanTitle2">
      <style:text-properties style:font-name="arial"/>
    </style:style>
    <style:style style:family="paragraph" style:name="P16" style:parent-style-name="UrbanTitle2">
      <style:text-properties fo:font-size="11pt" fo:font-weight="bold" officeooo:paragraph-rsid="000bd5c6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8">
      <style:text-properties fo:font-size="12pt" style:font-name="Times New Roman" style:font-size-asian="12pt" style:font-size-complex="12pt"/>
    </style:style>
    <style:style style:family="text" style:name="T9">
      <style:text-properties fo:font-weight="bold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0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1">
      <style:text-properties fo:font-size="12pt" style:font-size-asian="12pt" style:font-size-complex="12pt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31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4" form:image-position="center" form:input-required="false" form:name="Case à cocher 11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19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31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3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<text:span text:style-name="T26">do text</text:span></text:p><text:p text:style-name="P17"><text:span text:style-name="T25">from document(at=reference, format='odt')</text:span>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0"><office:annotation><dc:creator>sde </dc:creator><dc:date>2011-08-04T10:39:22</dc:date><text:p text:style-name="P17"><text:span text:style-name="T24">do row for type in self.listVocabularyForTemplate('foldercategories')</text:span></text:p></office:annotation><office:annotation><dc:creator>sde </dc:creator><dc:date>2011-08-04T10:39:07</dc:date><text:p text:style-name="P17"><text:span text:style-name="T24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1">Demandeurs :</text:p>
            <text:p text:style-name="P12">Nom, Prénom</text:p>
            <text:p text:style-name="P12">Adresse</text:p>
          </table:table-cell>
          <table:table-cell office:value-type="string" table:number-columns-spanned="4" table:style-name="Tableau3.B1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Bien concerné :</text:p>
            <text:p text:style-name="P12">Adresse</text:p>
            <text:p text:style-name="P12">Référence cadastrale</text:p>
          </table:table-cell>
          <table:table-cell office:value-type="string" table:number-columns-spanned="4" table:style-name="Tableau3.B2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Nature de la demande :</text:span>  (objet)</text:p>
          </table:table-cell>
          <table:table-cell office:value-type="string" table:number-columns-spanned="4" table:style-name="Tableau3.B2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uteur de projet :</text:p>
            <text:p text:style-name="P12">Nom</text:p>
            <text:p text:style-name="P12">Adresse</text:p>
          </table:table-cell>
          <table:table-cell office:value-type="string" table:number-columns-spanned="4" table:style-name="Tableau3.B2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Date de dépôt dossier complet </text:span>:</text:p>
            <text:p text:style-name="P12">Accusé de réception :</text:p>
          </table:table-cell>
          <table:table-cell office:value-type="string" table:number-columns-spanned="2" table:style-name="Tableau3.A2">
            <text:p text:style-name="P10"><office:annotation><dc:creator>sde </dc:creator><dc:date>2011-08-08T13:35:49</dc:date><text:p text:style-name="P17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office:value-type="string" table:style-name="Tableau3.D5">
            <text:p text:style-name="P10"><text:span text:style-name="T9">Délai de réponse annoncé :</text:span> <text:s text:c="3"/></text:p>
          </table:table-cell>
          <table:table-cell office:value-type="string" table:style-name="Tableau3.E5">
            <text:p text:style-name="P10"/>
          </table:table-cell>
        </table:table-row>
        <table:table-row>
          <table:table-cell office:value-type="string" table:style-name="Tableau3.A2">
            <text:p text:style-name="P12">Autres dossiers connus sur le bien : (refs)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0"><office:annotation><dc:creator>sde </dc:creator><dc:date>2011-08-05T08:21:16</dc:date><text:p text:style-name="P17"><text:span text:style-name="T24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0">Un PCA</text:p>
                </table:table-cell>
                <table:table-cell office:value-type="string" table:style-name="Tableau10.A1">
                  <text:p text:style-name="P10"><office:annotation><dc:creator>sde </dc:creator><dc:date>2011-08-04T10:39:07</dc:date><text:p text:style-name="P17"><text:span text:style-name="T24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0">Un lotissement</text:p>
                  <text:p text:style-name="P10"><text:s/><office:annotation><dc:creator>sde </dc:creator><dc:date>2011-08-08T13:29:49</dc:date><text:p text:style-name="P17"><text:span text:style-name="T24">do text if self.getIsInSubdivision()</text:span></text:p><text:p text:style-name="P17"><text:span text:style-name="T24">f</text:span><text:span text:style-name="T26">rom xhtml(self.getSubdivisionDetails())</text:span>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0"><office:annotation><dc:creator>sde </dc:creator><dc:date>2011-08-04T11:46:30</dc:date><text:p text:style-name="P17"><text:span text:style-name="T23">do row if </text:span><text:span text:style-name="T24">self.getLastInquiry() is None or len(self.getLastInquiry(). getLinkedInquiry().getDerogation()) == 0</text:span></text:p></office:annotation><draw:control draw:control="control24" draw:style-name="gr1" draw:text-style-name="P18" draw:z-index="23" svg:height="0.399cm" svg:width="0.447cm" text:anchor-type="as-char"/></text:p>
                </table:table-cell>
                <table:table-cell office:value-type="string" table:style-name="Tableau12.A1">
                  <text:p text:style-name="P10">Oui</text:p>
                </table:table-cell>
                <table:table-cell office:value-type="string" table:style-name="Tableau12.A1">
                  <text:p text:style-name="P10"><draw:control draw:control="control25" draw:style-name="gr1" draw:text-style-name="P18" draw:z-index="24" svg:height="0.399cm" svg:width="0.447cm" text:anchor-type="as-char"/></text:p>
                </table:table-cell>
                <table:table-cell office:value-type="string" table:style-name="Tableau12.A1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10"><office:annotation><dc:creator>sde </dc:creator><dc:date>2011-08-08T11:17:40</dc:date><text:p text:style-name="P17"><text:span text:style-name="T23">do table if </text:span><text:span text:style-name="T24">self.getLastInquiry() is not None</text:span></text:p></office:annotation><office:annotation><dc:creator>sde </dc:creator><dc:date>2011-08-04T13:57:24</dc:date><text:p text:style-name="P17"><text:span text:style-name="T24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23">do text if part[0] in </text:span><text:span text:style-name="T24">self.getLastInquiry(). getLinkedInquiry().getDerogation()</text:span></text:p></office:annotation><draw:control draw:control="control26" draw:style-name="gr1" draw:text-style-name="P18" draw:z-index="25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getLastInquiry(). getLinkedInquiry().getDerogation()</text:span></text:p></office:annotation><draw:control draw:control="control27" draw:style-name="gr1" draw:text-style-name="P18" draw:z-index="26" svg:height="0.399cm" svg:width="0.447cm" text:anchor-type="as-char"/></text:p>
                </table:table-cell>
                <table:table-cell office:value-type="string" table:style-name="Tableau15.A1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t None</text:span></text:p></office:annotation><draw:control draw:control="control21" draw:style-name="gr1" draw:text-style-name="P18" draw:z-index="20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ne</text:span></text:p></office:annotation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0">Oui</text:p>
                </table:table-cell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ne</text:span></text:p></office:annotation><draw:control draw:control="control23" draw:style-name="gr1" draw:text-style-name="P18" draw:z-index="2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t None</text:span></text:p></office:annotation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3.A1">
                  <text:p text:style-name="P10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0"><office:annotation><dc:creator>sde </dc:creator><dc:date>2011-08-05T14:01:47</dc:date><text:p text:style-name="P17"><text:span text:style-name="T24">do row if self.getLastInquiry() is not None</text:span>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<text:span text:style-name="T25">do text</text:span></text:p><text:p text:style-name="P17"><text:span text:style-name="T25">from xhtml(self.portal_urban.decorateHTML('UrbanBody',self.</text:span><text:span text:style-name="T26">getLastInquiry().</text:span><text:span text:style-name="T2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Ouverture ou modification de voirie :</text:p>
          </table:table-cell>
          <table:table-cell office:value-type="string" table:style-name="Tableau3.B10">
            <text:p text:style-name="P10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1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0"><office:annotation><dc:creator>sde </dc:creator><dc:date>2011-08-04T15:28:29</dc:date><text:p text:style-name="P17"><text:span text:style-name="T23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0"><office:annotation><dc:creator>sde </dc:creator><dc:date>2011-08-04T15:29:14</dc:date><text:p text:style-name="P17"><text:span text:style-name="T24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0"><office:annotation><dc:creator>sde </dc:creator><dc:date>2011-08-04T13:57:24</dc:date><text:p text:style-name="P17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24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0"><office:annotation><dc:creator>sde </dc:creator><dc:date>2011-08-04T13:57:24</dc:date><text:p text:style-name="P17"><text:span text:style-name="T24">do row for opinion in self.displayValuesFromVocForTemplate(self.templateAllOpinions(), self.listVocabularyForTemplate('foldermakers', inUrbanConfig=False)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0"><office:annotation><dc:creator>sde </dc:creator><dc:date>2011-08-04T13:57:24</dc:date><text:p text:style-name="P17"><text:span text:style-name="T24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0"><office:annotation><dc:creator>sde </dc:creator><dc:date>2011-08-04T13:57:24</dc:date><text:p text:style-name="P17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23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0"><text:text-input text:description="Bien-Parcelles">part[0][1]</text:text-input></text:p>
                </table:table-cell>
                <table:table-cell office:value-type="string" table:style-name="Tableau8.A1">
                  <text:p text:style-name="P10"><office:annotation><dc:creator>sde </dc:creator><dc:date>2011-08-04T11:57:24</dc:date><text:p text:style-name="P17"><text:span text:style-name="T24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0"><office:annotation><dc:creator>sde </dc:creator><dc:date>2011-08-04T11:58:11</dc:date><text:p text:style-name="P17"><text:span text:style-name="T24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0"><office:annotation><dc:creator>sde </dc:creator><dc:date>2011-08-04T13:22:24</dc:date><text:p text:style-name="P17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2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0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0">Oui</text:p>
                </table:table-cell>
                <table:table-cell office:value-type="string" table:style-name="Tableau11.A1">
                  <text:p text:style-name="P10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2">Autres observations :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4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" style:parent-style-name="UrbanBody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4" style:parent-style-name="Standard">
      <style:text-properties officeooo:paragraph-rsid="000bd5c6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d5c6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d5c6" style:font-name="Arial" style:font-size-asian="10pt" style:font-size-complex="10pt"/>
    </style:style>
    <style:style style:family="paragraph" style:name="P7" style:parent-style-name="UrbanBody">
      <style:text-properties fo:font-size="11pt" officeooo:paragraph-rsid="000bd5c6" style:font-name="arial" style:font-size-asian="11pt" style:font-size-complex="11pt"/>
    </style:style>
    <style:style style:family="paragraph" style:name="P8" style:parent-style-name="UrbanBody">
      <style:text-properties fo:font-size="11pt" fo:font-weight="normal" officeooo:paragraph-rsid="000bd5c6" style:font-name="arial" style:font-size-asian="11pt" style:font-size-complex="11pt" style:font-weight-asian="normal" style:font-weight-complex="normal" style:text-underline-style="none"/>
    </style:style>
    <style:style style:family="paragraph" style:name="P9" style:parent-style-name="UrbanBody_20_">
      <style:text-properties style:font-name="arial"/>
    </style:style>
    <style:style style:family="paragraph" style:name="P10" style:parent-style-name="UrbanBody_20_">
      <style:text-properties fo:font-size="11pt" style:font-name="arial" style:font-size-asian="11pt" style:font-size-complex="11pt"/>
    </style:style>
    <style:style style:family="paragraph" style:name="P11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text-properties style:font-name="arial"/>
    </style:style>
    <style:style style:family="paragraph" style:name="P14" style:parent-style-name="UrbanTitle">
      <style:text-properties style:font-name="arial" style:text-underline-style="none"/>
    </style:style>
    <style:style style:family="paragraph" style:name="P15" style:parent-style-name="UrbanTitle2">
      <style:text-properties style:font-name="arial"/>
    </style:style>
    <style:style style:family="paragraph" style:name="P16" style:parent-style-name="UrbanTitle2">
      <style:text-properties fo:font-size="11pt" fo:font-weight="bold" officeooo:paragraph-rsid="000bd5c6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8">
      <style:text-properties fo:font-size="12pt" style:font-name="Times New Roman" style:font-size-asian="12pt" style:font-size-complex="12pt"/>
    </style:style>
    <style:style style:family="text" style:name="T9">
      <style:text-properties fo:font-weight="bold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0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1">
      <style:text-properties fo:font-size="12pt" style:font-size-asian="12pt" style:font-size-complex="12pt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31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4" form:image-position="center" form:input-required="false" form:name="Case à cocher 11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19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31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3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<text:span text:style-name="T26">do text</text:span></text:p><text:p text:style-name="P17"><text:span text:style-name="T25">from document(at=reference, format='odt')</text:span>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0"><office:annotation><dc:creator>sde </dc:creator><dc:date>2011-08-04T10:39:22</dc:date><text:p text:style-name="P17"><text:span text:style-name="T24">do row for type in self.listVocabularyForTemplate('foldercategories')</text:span></text:p></office:annotation><office:annotation><dc:creator>sde </dc:creator><dc:date>2011-08-04T10:39:07</dc:date><text:p text:style-name="P17"><text:span text:style-name="T24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1">Demandeurs :</text:p>
            <text:p text:style-name="P12">Nom, Prénom</text:p>
            <text:p text:style-name="P12">Adresse</text:p>
          </table:table-cell>
          <table:table-cell office:value-type="string" table:number-columns-spanned="4" table:style-name="Tableau3.B1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Bien concerné :</text:p>
            <text:p text:style-name="P12">Adresse</text:p>
            <text:p text:style-name="P12">Référence cadastrale</text:p>
          </table:table-cell>
          <table:table-cell office:value-type="string" table:number-columns-spanned="4" table:style-name="Tableau3.B2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Nature de la demande :</text:span>  (objet)</text:p>
          </table:table-cell>
          <table:table-cell office:value-type="string" table:number-columns-spanned="4" table:style-name="Tableau3.B2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uteur de projet :</text:p>
            <text:p text:style-name="P12">Nom</text:p>
            <text:p text:style-name="P12">Adresse</text:p>
          </table:table-cell>
          <table:table-cell office:value-type="string" table:number-columns-spanned="4" table:style-name="Tableau3.B2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Date de dépôt dossier complet </text:span>:</text:p>
            <text:p text:style-name="P12">Accusé de réception :</text:p>
          </table:table-cell>
          <table:table-cell office:value-type="string" table:number-columns-spanned="2" table:style-name="Tableau3.A2">
            <text:p text:style-name="P10"><office:annotation><dc:creator>sde </dc:creator><dc:date>2011-08-08T13:35:49</dc:date><text:p text:style-name="P17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office:value-type="string" table:style-name="Tableau3.D5">
            <text:p text:style-name="P10"><text:span text:style-name="T9">Délai de réponse annoncé :</text:span> <text:s text:c="3"/></text:p>
          </table:table-cell>
          <table:table-cell office:value-type="string" table:style-name="Tableau3.E5">
            <text:p text:style-name="P10"/>
          </table:table-cell>
        </table:table-row>
        <table:table-row>
          <table:table-cell office:value-type="string" table:style-name="Tableau3.A2">
            <text:p text:style-name="P12">Autres dossiers connus sur le bien : (refs)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0"><office:annotation><dc:creator>sde </dc:creator><dc:date>2011-08-05T08:21:16</dc:date><text:p text:style-name="P17"><text:span text:style-name="T24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0">Un PCA</text:p>
                </table:table-cell>
                <table:table-cell office:value-type="string" table:style-name="Tableau10.A1">
                  <text:p text:style-name="P10"><office:annotation><dc:creator>sde </dc:creator><dc:date>2011-08-04T10:39:07</dc:date><text:p text:style-name="P17"><text:span text:style-name="T24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0">Un lotissement</text:p>
                  <text:p text:style-name="P10"><text:s/><office:annotation><dc:creator>sde </dc:creator><dc:date>2011-08-08T13:29:49</dc:date><text:p text:style-name="P17"><text:span text:style-name="T24">do text if self.getIsInSubdivision()</text:span></text:p><text:p text:style-name="P17"><text:span text:style-name="T24">f</text:span><text:span text:style-name="T26">rom xhtml(self.getSubdivisionDetails())</text:span>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0"><office:annotation><dc:creator>sde </dc:creator><dc:date>2011-08-04T11:46:30</dc:date><text:p text:style-name="P17"><text:span text:style-name="T23">do row if </text:span><text:span text:style-name="T24">self.getLastInquiry() is None or len(self.getLastInquiry(). getLinkedInquiry().getDerogation()) == 0</text:span></text:p></office:annotation><draw:control draw:control="control24" draw:style-name="gr1" draw:text-style-name="P18" draw:z-index="23" svg:height="0.399cm" svg:width="0.447cm" text:anchor-type="as-char"/></text:p>
                </table:table-cell>
                <table:table-cell office:value-type="string" table:style-name="Tableau12.A1">
                  <text:p text:style-name="P10">Oui</text:p>
                </table:table-cell>
                <table:table-cell office:value-type="string" table:style-name="Tableau12.A1">
                  <text:p text:style-name="P10"><draw:control draw:control="control25" draw:style-name="gr1" draw:text-style-name="P18" draw:z-index="24" svg:height="0.399cm" svg:width="0.447cm" text:anchor-type="as-char"/></text:p>
                </table:table-cell>
                <table:table-cell office:value-type="string" table:style-name="Tableau12.A1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10"><office:annotation><dc:creator>sde </dc:creator><dc:date>2011-08-08T11:17:40</dc:date><text:p text:style-name="P17"><text:span text:style-name="T23">do table if </text:span><text:span text:style-name="T24">self.getLastInquiry() is not None</text:span></text:p></office:annotation><office:annotation><dc:creator>sde </dc:creator><dc:date>2011-08-04T13:57:24</dc:date><text:p text:style-name="P17"><text:span text:style-name="T24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23">do text if part[0] in </text:span><text:span text:style-name="T24">self.getLastInquiry(). getLinkedInquiry().getDerogation()</text:span></text:p></office:annotation><draw:control draw:control="control26" draw:style-name="gr1" draw:text-style-name="P18" draw:z-index="25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getLastInquiry(). getLinkedInquiry().getDerogation()</text:span></text:p></office:annotation><draw:control draw:control="control27" draw:style-name="gr1" draw:text-style-name="P18" draw:z-index="26" svg:height="0.399cm" svg:width="0.447cm" text:anchor-type="as-char"/></text:p>
                </table:table-cell>
                <table:table-cell office:value-type="string" table:style-name="Tableau15.A1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t None</text:span></text:p></office:annotation><draw:control draw:control="control21" draw:style-name="gr1" draw:text-style-name="P18" draw:z-index="20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ne</text:span></text:p></office:annotation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0">Oui</text:p>
                </table:table-cell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ne</text:span></text:p></office:annotation><draw:control draw:control="control23" draw:style-name="gr1" draw:text-style-name="P18" draw:z-index="2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t None</text:span></text:p></office:annotation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3.A1">
                  <text:p text:style-name="P10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0"><office:annotation><dc:creator>sde </dc:creator><dc:date>2011-08-05T14:01:47</dc:date><text:p text:style-name="P17"><text:span text:style-name="T24">do row if self.getLastInquiry() is not None</text:span>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<text:span text:style-name="T25">do text</text:span></text:p><text:p text:style-name="P17"><text:span text:style-name="T25">from xhtml(self.portal_urban.decorateHTML('UrbanBody',self.</text:span><text:span text:style-name="T26">getLastInquiry().</text:span><text:span text:style-name="T2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Ouverture ou modification de voirie :</text:p>
          </table:table-cell>
          <table:table-cell office:value-type="string" table:style-name="Tableau3.B10">
            <text:p text:style-name="P10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1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0"><office:annotation><dc:creator>sde </dc:creator><dc:date>2011-08-04T15:28:29</dc:date><text:p text:style-name="P17"><text:span text:style-name="T23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0"><office:annotation><dc:creator>sde </dc:creator><dc:date>2011-08-04T15:29:14</dc:date><text:p text:style-name="P17"><text:span text:style-name="T24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0"><office:annotation><dc:creator>sde </dc:creator><dc:date>2011-08-04T13:57:24</dc:date><text:p text:style-name="P17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24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0"><office:annotation><dc:creator>sde </dc:creator><dc:date>2011-08-04T13:57:24</dc:date><text:p text:style-name="P17"><text:span text:style-name="T24">do row for opinion in self.displayValuesFromVocForTemplate(self.templateAllOpinions(), self.listVocabularyForTemplate('foldermakers', inUrbanConfig=False)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0"><office:annotation><dc:creator>sde </dc:creator><dc:date>2011-08-04T13:57:24</dc:date><text:p text:style-name="P17"><text:span text:style-name="T24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0"><office:annotation><dc:creator>sde </dc:creator><dc:date>2011-08-04T13:57:24</dc:date><text:p text:style-name="P17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23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0"><text:text-input text:description="Bien-Parcelles">part[0][1]</text:text-input></text:p>
                </table:table-cell>
                <table:table-cell office:value-type="string" table:style-name="Tableau8.A1">
                  <text:p text:style-name="P10"><office:annotation><dc:creator>sde </dc:creator><dc:date>2011-08-04T11:57:24</dc:date><text:p text:style-name="P17"><text:span text:style-name="T24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0"><office:annotation><dc:creator>sde </dc:creator><dc:date>2011-08-04T11:58:11</dc:date><text:p text:style-name="P17"><text:span text:style-name="T24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0"><office:annotation><dc:creator>sde </dc:creator><dc:date>2011-08-04T13:22:24</dc:date><text:p text:style-name="P17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2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0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0">Oui</text:p>
                </table:table-cell>
                <table:table-cell office:value-type="string" table:style-name="Tableau11.A1">
                  <text:p text:style-name="P10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2">Autres observations :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4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" style:parent-style-name="UrbanBody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4" style:parent-style-name="Standard">
      <style:text-properties officeooo:paragraph-rsid="000bd5c6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d5c6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d5c6" style:font-name="Arial" style:font-size-asian="10pt" style:font-size-complex="10pt"/>
    </style:style>
    <style:style style:family="paragraph" style:name="P7" style:parent-style-name="UrbanBody">
      <style:text-properties fo:font-size="11pt" officeooo:paragraph-rsid="000bd5c6" style:font-name="arial" style:font-size-asian="11pt" style:font-size-complex="11pt"/>
    </style:style>
    <style:style style:family="paragraph" style:name="P8" style:parent-style-name="UrbanBody">
      <style:text-properties fo:font-size="11pt" fo:font-weight="normal" officeooo:paragraph-rsid="000bd5c6" style:font-name="arial" style:font-size-asian="11pt" style:font-size-complex="11pt" style:font-weight-asian="normal" style:font-weight-complex="normal" style:text-underline-style="none"/>
    </style:style>
    <style:style style:family="paragraph" style:name="P9" style:parent-style-name="UrbanBody_20_">
      <style:text-properties style:font-name="arial"/>
    </style:style>
    <style:style style:family="paragraph" style:name="P10" style:parent-style-name="UrbanBody_20_">
      <style:text-properties fo:font-size="11pt" style:font-name="arial" style:font-size-asian="11pt" style:font-size-complex="11pt"/>
    </style:style>
    <style:style style:family="paragraph" style:name="P11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text-properties style:font-name="arial"/>
    </style:style>
    <style:style style:family="paragraph" style:name="P14" style:parent-style-name="UrbanTitle">
      <style:text-properties style:font-name="arial" style:text-underline-style="none"/>
    </style:style>
    <style:style style:family="paragraph" style:name="P15" style:parent-style-name="UrbanTitle2">
      <style:text-properties style:font-name="arial"/>
    </style:style>
    <style:style style:family="paragraph" style:name="P16" style:parent-style-name="UrbanTitle2">
      <style:text-properties fo:font-size="11pt" fo:font-weight="bold" officeooo:paragraph-rsid="000bd5c6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8">
      <style:text-properties fo:font-size="12pt" style:font-name="Times New Roman" style:font-size-asian="12pt" style:font-size-complex="12pt"/>
    </style:style>
    <style:style style:family="text" style:name="T9">
      <style:text-properties fo:font-weight="bold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0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1">
      <style:text-properties fo:font-size="12pt" style:font-size-asian="12pt" style:font-size-complex="12pt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31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4" form:image-position="center" form:input-required="false" form:name="Case à cocher 11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19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31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3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<text:span text:style-name="T26">do text</text:span></text:p><text:p text:style-name="P17"><text:span text:style-name="T25">from document(at=reference, format='odt')</text:span>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0"><office:annotation><dc:creator>sde </dc:creator><dc:date>2011-08-04T10:39:22</dc:date><text:p text:style-name="P17"><text:span text:style-name="T24">do row for type in self.listVocabularyForTemplate('foldercategories')</text:span></text:p></office:annotation><office:annotation><dc:creator>sde </dc:creator><dc:date>2011-08-04T10:39:07</dc:date><text:p text:style-name="P17"><text:span text:style-name="T24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1">Demandeurs :</text:p>
            <text:p text:style-name="P12">Nom, Prénom</text:p>
            <text:p text:style-name="P12">Adresse</text:p>
          </table:table-cell>
          <table:table-cell office:value-type="string" table:number-columns-spanned="4" table:style-name="Tableau3.B1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Bien concerné :</text:p>
            <text:p text:style-name="P12">Adresse</text:p>
            <text:p text:style-name="P12">Référence cadastrale</text:p>
          </table:table-cell>
          <table:table-cell office:value-type="string" table:number-columns-spanned="4" table:style-name="Tableau3.B2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Nature de la demande :</text:span>  (objet)</text:p>
          </table:table-cell>
          <table:table-cell office:value-type="string" table:number-columns-spanned="4" table:style-name="Tableau3.B2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uteur de projet :</text:p>
            <text:p text:style-name="P12">Nom</text:p>
            <text:p text:style-name="P12">Adresse</text:p>
          </table:table-cell>
          <table:table-cell office:value-type="string" table:number-columns-spanned="4" table:style-name="Tableau3.B2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Date de dépôt dossier complet </text:span>:</text:p>
            <text:p text:style-name="P12">Accusé de réception :</text:p>
          </table:table-cell>
          <table:table-cell office:value-type="string" table:number-columns-spanned="2" table:style-name="Tableau3.A2">
            <text:p text:style-name="P10"><office:annotation><dc:creator>sde </dc:creator><dc:date>2011-08-08T13:35:49</dc:date><text:p text:style-name="P17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office:value-type="string" table:style-name="Tableau3.D5">
            <text:p text:style-name="P10"><text:span text:style-name="T9">Délai de réponse annoncé :</text:span> <text:s text:c="3"/></text:p>
          </table:table-cell>
          <table:table-cell office:value-type="string" table:style-name="Tableau3.E5">
            <text:p text:style-name="P10"/>
          </table:table-cell>
        </table:table-row>
        <table:table-row>
          <table:table-cell office:value-type="string" table:style-name="Tableau3.A2">
            <text:p text:style-name="P12">Autres dossiers connus sur le bien : (refs)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0"><office:annotation><dc:creator>sde </dc:creator><dc:date>2011-08-05T08:21:16</dc:date><text:p text:style-name="P17"><text:span text:style-name="T24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0">Un PCA</text:p>
                </table:table-cell>
                <table:table-cell office:value-type="string" table:style-name="Tableau10.A1">
                  <text:p text:style-name="P10"><office:annotation><dc:creator>sde </dc:creator><dc:date>2011-08-04T10:39:07</dc:date><text:p text:style-name="P17"><text:span text:style-name="T24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0">Un lotissement</text:p>
                  <text:p text:style-name="P10"><text:s/><office:annotation><dc:creator>sde </dc:creator><dc:date>2011-08-08T13:29:49</dc:date><text:p text:style-name="P17"><text:span text:style-name="T24">do text if self.getIsInSubdivision()</text:span></text:p><text:p text:style-name="P17"><text:span text:style-name="T24">f</text:span><text:span text:style-name="T26">rom xhtml(self.getSubdivisionDetails())</text:span>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0"><office:annotation><dc:creator>sde </dc:creator><dc:date>2011-08-04T11:46:30</dc:date><text:p text:style-name="P17"><text:span text:style-name="T23">do row if </text:span><text:span text:style-name="T24">self.getLastInquiry() is None or len(self.getLastInquiry(). getLinkedInquiry().getDerogation()) == 0</text:span></text:p></office:annotation><draw:control draw:control="control24" draw:style-name="gr1" draw:text-style-name="P18" draw:z-index="23" svg:height="0.399cm" svg:width="0.447cm" text:anchor-type="as-char"/></text:p>
                </table:table-cell>
                <table:table-cell office:value-type="string" table:style-name="Tableau12.A1">
                  <text:p text:style-name="P10">Oui</text:p>
                </table:table-cell>
                <table:table-cell office:value-type="string" table:style-name="Tableau12.A1">
                  <text:p text:style-name="P10"><draw:control draw:control="control25" draw:style-name="gr1" draw:text-style-name="P18" draw:z-index="24" svg:height="0.399cm" svg:width="0.447cm" text:anchor-type="as-char"/></text:p>
                </table:table-cell>
                <table:table-cell office:value-type="string" table:style-name="Tableau12.A1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10"><office:annotation><dc:creator>sde </dc:creator><dc:date>2011-08-08T11:17:40</dc:date><text:p text:style-name="P17"><text:span text:style-name="T23">do table if </text:span><text:span text:style-name="T24">self.getLastInquiry() is not None</text:span></text:p></office:annotation><office:annotation><dc:creator>sde </dc:creator><dc:date>2011-08-04T13:57:24</dc:date><text:p text:style-name="P17"><text:span text:style-name="T24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23">do text if part[0] in </text:span><text:span text:style-name="T24">self.getLastInquiry(). getLinkedInquiry().getDerogation()</text:span></text:p></office:annotation><draw:control draw:control="control26" draw:style-name="gr1" draw:text-style-name="P18" draw:z-index="25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getLastInquiry(). getLinkedInquiry().getDerogation()</text:span></text:p></office:annotation><draw:control draw:control="control27" draw:style-name="gr1" draw:text-style-name="P18" draw:z-index="26" svg:height="0.399cm" svg:width="0.447cm" text:anchor-type="as-char"/></text:p>
                </table:table-cell>
                <table:table-cell office:value-type="string" table:style-name="Tableau15.A1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t None</text:span></text:p></office:annotation><draw:control draw:control="control21" draw:style-name="gr1" draw:text-style-name="P18" draw:z-index="20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ne</text:span></text:p></office:annotation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0">Oui</text:p>
                </table:table-cell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ne</text:span></text:p></office:annotation><draw:control draw:control="control23" draw:style-name="gr1" draw:text-style-name="P18" draw:z-index="2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t None</text:span></text:p></office:annotation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3.A1">
                  <text:p text:style-name="P10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0"><office:annotation><dc:creator>sde </dc:creator><dc:date>2011-08-05T14:01:47</dc:date><text:p text:style-name="P17"><text:span text:style-name="T24">do row if self.getLastInquiry() is not None</text:span>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<text:span text:style-name="T25">do text</text:span></text:p><text:p text:style-name="P17"><text:span text:style-name="T25">from xhtml(self.portal_urban.decorateHTML('UrbanBody',self.</text:span><text:span text:style-name="T26">getLastInquiry().</text:span><text:span text:style-name="T2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Ouverture ou modification de voirie :</text:p>
          </table:table-cell>
          <table:table-cell office:value-type="string" table:style-name="Tableau3.B10">
            <text:p text:style-name="P10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1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0"><office:annotation><dc:creator>sde </dc:creator><dc:date>2011-08-04T15:28:29</dc:date><text:p text:style-name="P17"><text:span text:style-name="T23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0"><office:annotation><dc:creator>sde </dc:creator><dc:date>2011-08-04T15:29:14</dc:date><text:p text:style-name="P17"><text:span text:style-name="T24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0"><office:annotation><dc:creator>sde </dc:creator><dc:date>2011-08-04T13:57:24</dc:date><text:p text:style-name="P17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24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0"><office:annotation><dc:creator>sde </dc:creator><dc:date>2011-08-04T13:57:24</dc:date><text:p text:style-name="P17"><text:span text:style-name="T24">do row for opinion in self.displayValuesFromVocForTemplate(self.templateAllOpinions(), self.listVocabularyForTemplate('foldermakers', inUrbanConfig=False)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0"><office:annotation><dc:creator>sde </dc:creator><dc:date>2011-08-04T13:57:24</dc:date><text:p text:style-name="P17"><text:span text:style-name="T24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0"><office:annotation><dc:creator>sde </dc:creator><dc:date>2011-08-04T13:57:24</dc:date><text:p text:style-name="P17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23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0"><text:text-input text:description="Bien-Parcelles">part[0][1]</text:text-input></text:p>
                </table:table-cell>
                <table:table-cell office:value-type="string" table:style-name="Tableau8.A1">
                  <text:p text:style-name="P10"><office:annotation><dc:creator>sde </dc:creator><dc:date>2011-08-04T11:57:24</dc:date><text:p text:style-name="P17"><text:span text:style-name="T24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0"><office:annotation><dc:creator>sde </dc:creator><dc:date>2011-08-04T11:58:11</dc:date><text:p text:style-name="P17"><text:span text:style-name="T24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0"><office:annotation><dc:creator>sde </dc:creator><dc:date>2011-08-04T13:22:24</dc:date><text:p text:style-name="P17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2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0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0">Oui</text:p>
                </table:table-cell>
                <table:table-cell office:value-type="string" table:style-name="Tableau11.A1">
                  <text:p text:style-name="P10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2">Autres observations :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4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.037cm" style:width="16.933cm" table:align="left"/>
    </style:style>
    <style:style style:family="table-column" style:name="Tableau2.A">
      <style:table-column-properties style:column-width="16.933cm"/>
    </style:style>
    <style:style style:family="table-cell" style:name="Tableau2.A1">
      <style:table-cell-properties fo:border-bottom="none" fo:border-left="0.05pt solid #000000" fo:border-right="0.05pt solid #000000" fo:border-top="0.05pt solid #000000" fo:padding="0.097cm"/>
    </style:style>
    <style:style style:family="table" style:name="Tableau5">
      <style:table-properties style:width="16.739cm" table:align="margins"/>
    </style:style>
    <style:style style:family="table-column" style:name="Tableau5.A">
      <style:table-column-properties style:column-width="0.582cm" style:rel-column-width="2278*"/>
    </style:style>
    <style:style style:family="table-column" style:name="Tableau5.B">
      <style:table-column-properties style:column-width="16.157cm" style:rel-column-width="63257*"/>
    </style:style>
    <style:style style:family="table-cell" style:name="Tableau5.A1">
      <style:table-cell-properties fo:border="none" fo:padding="0.097cm"/>
    </style:style>
    <style:style style:family="table" style:name="Tableau3">
      <style:table-properties style:width="16.96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1.826cm"/>
    </style:style>
    <style:style style:family="table-column" style:name="Tableau3.C">
      <style:table-column-properties style:column-width="3.175cm"/>
    </style:style>
    <style:style style:family="table-column" style:name="Tableau3.D">
      <style:table-column-properties style:column-width="4.657cm"/>
    </style:style>
    <style:style style:family="table-column" style:name="Tableau3.E">
      <style:table-column-properties style:column-width="1.905cm"/>
    </style:style>
    <style:style style:family="table-cell" style:name="Tableau3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3.B1">
      <style:table-cell-properties fo:border="0.05pt solid #000000" fo:padding="0.097cm"/>
    </style:style>
    <style:style style:family="table-cell" style:name="Tableau3.A2">
      <style:table-cell-properties fo:border-bottom="0.05pt solid #000000" fo:border-left="0.05pt solid #000000" fo:border-right="none" fo:border-top="none" fo:padding="0.097cm"/>
    </style:style>
    <style:style style:family="table-cell" style:name="Tableau3.B2">
      <style:table-cell-properties fo:border-bottom="0.05pt solid #000000" fo:border-left="0.05pt solid #000000" fo:border-right="0.05pt solid #000000" fo:border-top="none" fo:padding="0.097cm"/>
    </style:style>
    <style:style style:family="table-cell" style:name="Tableau3.D5">
      <style:table-cell-properties fo:border-bottom="0.05pt solid #000000" fo:border-left="0.05pt solid #000000" fo:border-right="none" fo:border-top="0.05pt solid #000000" fo:padding="0.097cm" style:vertical-align="middle"/>
    </style:style>
    <style:style style:family="table-cell" style:name="Tableau3.E5">
      <style:table-cell-properties fo:border="0.05pt solid #000000" fo:padding="0.097cm" style:vertical-align="middle"/>
    </style:style>
    <style:style style:family="table-cell" style:name="Tableau3.B7">
      <style:table-cell-properties fo:border-bottom="0.05pt solid #000000" fo:border-left="0.05pt solid #000000" fo:border-right="0.05pt solid #000000" fo:border-top="none" fo:padding="0.097cm" style:vertical-align="middle"/>
    </style:style>
    <style:style style:family="table-cell" style:name="Tableau3.B10">
      <style:table-cell-properties fo:border-bottom="0.05pt solid #000000" fo:border-left="0.05pt solid #000000" fo:border-right="none" fo:border-top="none" fo:padding="0.097cm" style:vertical-align="middle"/>
    </style:style>
    <style:style style:family="table-cell" style:name="Tableau3.C10">
      <style:table-cell-properties fo:border="0.05pt solid #000000" fo:padding="0.097cm" style:vertical-align=""/>
    </style:style>
    <style:style style:family="table-row" style:name="Tableau3.11">
      <style:table-row-properties style:min-row-height="2.196cm"/>
    </style:style>
    <style:style style:family="table-row" style:name="Tableau3.15">
      <style:table-row-properties style:min-row-height="0.661cm"/>
    </style:style>
    <style:style style:family="table" style:name="Tableau10">
      <style:table-properties fo:margin-left="0cm" style:width="11.377cm" table:align="left"/>
    </style:style>
    <style:style style:family="table-column" style:name="Tableau10.A">
      <style:table-column-properties style:column-width="0.661cm"/>
    </style:style>
    <style:style style:family="table-column" style:name="Tableau10.B">
      <style:table-column-properties style:column-width="5.022cm"/>
    </style:style>
    <style:style style:family="table-column" style:name="Tableau10.C">
      <style:table-column-properties style:column-width="0.667cm"/>
    </style:style>
    <style:style style:family="table-column" style:name="Tableau10.D">
      <style:table-column-properties style:column-width="5.027cm"/>
    </style:style>
    <style:style style:family="table-cell" style:name="Tableau10.A1">
      <style:table-cell-properties fo:border="none" fo:padding="0.097cm"/>
    </style:style>
    <style:style style:family="table" style:name="Tableau12">
      <style:table-properties fo:margin-left="0cm" style:width="11.377cm" table:align="left"/>
    </style:style>
    <style:style style:family="table-column" style:name="Tableau12.A">
      <style:table-column-properties style:column-width="0.661cm"/>
    </style:style>
    <style:style style:family="table-column" style:name="Tableau12.B">
      <style:table-column-properties style:column-width="5.027cm"/>
    </style:style>
    <style:style style:family="table-column" style:name="Tableau12.C">
      <style:table-column-properties style:column-width="0.688cm"/>
    </style:style>
    <style:style style:family="table-column" style:name="Tableau12.D">
      <style:table-column-properties style:column-width="5.001cm"/>
    </style:style>
    <style:style style:family="table-cell" style:name="Tableau12.A1">
      <style:table-cell-properties fo:border="none" fo:padding="0.097cm"/>
    </style:style>
    <style:style style:family="table" style:name="Tableau15">
      <style:table-properties fo:margin-left="0cm" style:width="11.377cm" table:align="left"/>
    </style:style>
    <style:style style:family="table-column" style:name="Tableau15.A">
      <style:table-column-properties style:column-width="0.661cm"/>
    </style:style>
    <style:style style:family="table-column" style:name="Tableau15.B">
      <style:table-column-properties style:column-width="10.716cm"/>
    </style:style>
    <style:style style:family="table-cell" style:name="Tableau15.A1">
      <style:table-cell-properties fo:border="none" fo:padding="0.097cm"/>
    </style:style>
    <style:style style:family="table" style:name="Tableau13">
      <style:table-properties fo:margin-left="0cm" style:width="11.377cm" table:align="left"/>
    </style:style>
    <style:style style:family="table-column" style:name="Tableau13.A">
      <style:table-column-properties style:column-width="0.661cm"/>
    </style:style>
    <style:style style:family="table-column" style:name="Tableau13.B">
      <style:table-column-properties style:column-width="5.027cm"/>
    </style:style>
    <style:style style:family="table-column" style:name="Tableau13.C">
      <style:table-column-properties style:column-width="0.688cm"/>
    </style:style>
    <style:style style:family="table-column" style:name="Tableau13.D">
      <style:table-column-properties style:column-width="5.001cm"/>
    </style:style>
    <style:style style:family="table-cell" style:name="Tableau13.A1">
      <style:table-cell-properties fo:border="none" fo:padding="0.097cm"/>
    </style:style>
    <style:style style:family="table" style:name="Tableau4">
      <style:table-properties fo:margin-left="0cm" style:width="9.551cm" table:align="left"/>
    </style:style>
    <style:style style:family="table-column" style:name="Tableau4.A">
      <style:table-column-properties style:column-width="9.551cm"/>
    </style:style>
    <style:style style:family="table-cell" style:name="Tableau4.A1">
      <style:table-cell-properties fo:border="none" fo:padding="0.097cm"/>
    </style:style>
    <style:style style:family="table" style:name="Tableau6">
      <style:table-properties fo:margin-left="0cm" style:width="11.377cm" table:align="left"/>
    </style:style>
    <style:style style:family="table-column" style:name="Tableau6.A">
      <style:table-column-properties style:column-width="0.661cm"/>
    </style:style>
    <style:style style:family="table-column" style:name="Tableau6.B">
      <style:table-column-properties style:column-width="10.716cm"/>
    </style:style>
    <style:style style:family="table-cell" style:name="Tableau6.A1">
      <style:table-cell-properties fo:border="none" fo:padding="0.097cm"/>
    </style:style>
    <style:style style:family="table" style:name="Tableau7">
      <style:table-properties fo:margin-left="0cm" style:width="11.377cm" table:align="left"/>
    </style:style>
    <style:style style:family="table-column" style:name="Tableau7.A">
      <style:table-column-properties style:column-width="0.661cm"/>
    </style:style>
    <style:style style:family="table-column" style:name="Tableau7.B">
      <style:table-column-properties style:column-width="10.716cm"/>
    </style:style>
    <style:style style:family="table-cell" style:name="Tableau7.A1">
      <style:table-cell-properties fo:border="none" fo:padding="0.097cm"/>
    </style:style>
    <style:style style:family="table" style:name="Tableau9">
      <style:table-properties fo:margin-left="0cm" style:width="11.377cm" table:align="left"/>
    </style:style>
    <style:style style:family="table-column" style:name="Tableau9.A">
      <style:table-column-properties style:column-width="0.609cm"/>
    </style:style>
    <style:style style:family="table-column" style:name="Tableau9.B">
      <style:table-column-properties style:column-width="10.769cm"/>
    </style:style>
    <style:style style:family="table-cell" style:name="Tableau9.A1">
      <style:table-cell-properties fo:border="none" fo:padding="0.097cm"/>
    </style:style>
    <style:style style:family="table" style:name="Tableau8">
      <style:table-properties fo:margin-left="0cm" style:width="11.377cm" table:align="left"/>
    </style:style>
    <style:style style:family="table-column" style:name="Tableau8.A">
      <style:table-column-properties style:column-width="0.635cm"/>
    </style:style>
    <style:style style:family="table-column" style:name="Tableau8.B">
      <style:table-column-properties style:column-width="5.048cm"/>
    </style:style>
    <style:style style:family="table-column" style:name="Tableau8.C">
      <style:table-column-properties style:column-width="0.614cm"/>
    </style:style>
    <style:style style:family="table-column" style:name="Tableau8.D">
      <style:table-column-properties style:column-width="5.08cm"/>
    </style:style>
    <style:style style:family="table-cell" style:name="Tableau8.A1">
      <style:table-cell-properties fo:border="none" fo:padding="0.097cm"/>
    </style:style>
    <style:style style:family="table" style:name="Tableau11">
      <style:table-properties fo:margin-left="0cm" style:width="11.377cm" table:align="left"/>
    </style:style>
    <style:style style:family="table-column" style:name="Tableau11.A">
      <style:table-column-properties style:column-width="0.635cm"/>
    </style:style>
    <style:style style:family="table-column" style:name="Tableau11.B">
      <style:table-column-properties style:column-width="5.048cm"/>
    </style:style>
    <style:style style:family="table-column" style:name="Tableau11.C">
      <style:table-column-properties style:column-width="0.614cm"/>
    </style:style>
    <style:style style:family="table-column" style:name="Tableau11.D">
      <style:table-column-properties style:column-width="5.08cm"/>
    </style:style>
    <style:style style:family="table-cell" style:name="Tableau11.A1">
      <style:table-cell-properties fo:border="none" fo:padding="0.097cm"/>
    </style:style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2" style:parent-style-name="UrbanBody">
      <style:text-properties fo:font-weight="normal" style:font-weight-asian="normal" style:font-weight-complex="normal" style:text-underline-style="none"/>
    </style:style>
    <style:style style:family="paragraph" style:name="P3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4" style:parent-style-name="Standard">
      <style:text-properties officeooo:paragraph-rsid="000bd5c6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bd5c6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bd5c6" style:font-name="Arial" style:font-size-asian="10pt" style:font-size-complex="10pt"/>
    </style:style>
    <style:style style:family="paragraph" style:name="P7" style:parent-style-name="UrbanBody">
      <style:text-properties fo:font-size="11pt" officeooo:paragraph-rsid="000bd5c6" style:font-name="arial" style:font-size-asian="11pt" style:font-size-complex="11pt"/>
    </style:style>
    <style:style style:family="paragraph" style:name="P8" style:parent-style-name="UrbanBody">
      <style:text-properties fo:font-size="11pt" fo:font-weight="normal" officeooo:paragraph-rsid="000bd5c6" style:font-name="arial" style:font-size-asian="11pt" style:font-size-complex="11pt" style:font-weight-asian="normal" style:font-weight-complex="normal" style:text-underline-style="none"/>
    </style:style>
    <style:style style:family="paragraph" style:name="P9" style:parent-style-name="UrbanBody_20_">
      <style:text-properties style:font-name="arial"/>
    </style:style>
    <style:style style:family="paragraph" style:name="P10" style:parent-style-name="UrbanBody_20_">
      <style:text-properties fo:font-size="11pt" style:font-name="arial" style:font-size-asian="11pt" style:font-size-complex="11pt"/>
    </style:style>
    <style:style style:family="paragraph" style:name="P11" style:parent-style-name="UrbanBody_20_">
      <style:text-properties fo:font-size="11pt" fo:font-weight="bold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_20_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3" style:parent-style-name="UrbanTitle">
      <style:text-properties style:font-name="arial"/>
    </style:style>
    <style:style style:family="paragraph" style:name="P14" style:parent-style-name="UrbanTitle">
      <style:text-properties style:font-name="arial" style:text-underline-style="none"/>
    </style:style>
    <style:style style:family="paragraph" style:name="P15" style:parent-style-name="UrbanTitle2">
      <style:text-properties style:font-name="arial"/>
    </style:style>
    <style:style style:family="paragraph" style:name="P16" style:parent-style-name="UrbanTitle2">
      <style:text-properties fo:font-size="11pt" fo:font-weight="bold" officeooo:paragraph-rsid="000bd5c6" style:font-name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18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6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tyle="normal" officeooo:rsid="0084aa93" style:font-name-complex="Arial" style:font-style-asian="normal" style:font-style-complex="normal" style:text-underline-style="none"/>
    </style:style>
    <style:style style:family="text" style:name="T8">
      <style:text-properties fo:font-size="12pt" style:font-name="Times New Roman" style:font-size-asian="12pt" style:font-size-complex="12pt"/>
    </style:style>
    <style:style style:family="text" style:name="T9">
      <style:text-properties fo:font-weight="bold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tyle="normal" fo:font-weight="normal" fo:language="fr" fo:letter-spacing="normal" officeooo:rsid="0084aa93" style:font-name="arial" style:font-name-complex="Calibri" style:font-style-asian="normal" style:font-style-complex="normal" style:font-weight-asian="normal" style:font-weight-complex="normal"/>
    </style:style>
    <style:style style:family="text" style:name="T20">
      <style:text-properties fo:font-style="normal" fo:font-weight="normal" officeooo:rsid="0084aa93" style:font-name="arial" style:font-name-complex="Arial" style:font-style-asian="normal" style:font-style-complex="italic" style:font-weight-asian="normal" style:font-weight-complex="normal"/>
    </style:style>
    <style:style style:family="text" style:name="T21">
      <style:text-properties fo:font-size="12pt" style:font-size-asian="12pt" style:font-size-complex="12pt"/>
    </style:style>
    <style:style style:family="text" style:name="T2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3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  <form:checkbox form:control-implementation="ooo:com.sun.star.form.component.CheckBox" form:id="control1" form:image-position="center" form:input-required="false" form:name="Case à cocher 14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input-required="false" form:name="Case à cocher 3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input-required="false" form:name="Case à cocher 31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" form:image-position="center" form:input-required="false" form:name="Case à cocher 15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input-required="false" form:name="Case à cocher 15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6" form:image-position="center" form:input-required="false" form:name="Case à cocher 31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input-required="false" form:name="Case à cocher 3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" form:image-position="center" form:input-required="false" form:name="Case à cocher 31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input-required="false" form:name="Case à cocher 34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" form:image-position="center" form:input-required="false" form:name="Case à cocher 33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input-required="false" form:name="Case à cocher 9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" form:image-position="center" form:input-required="false" form:name="Case à cocher 16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input-required="false" form:name="Case à cocher 7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" form:image-position="center" form:input-required="false" form:name="Case à cocher 8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input-required="false" form:name="Case à cocher 30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6" form:image-position="center" form:input-required="false" form:name="Case à cocher 29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7" form:image-position="center" form:input-required="false" form:name="Case à cocher 18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input-required="false" form:name="Case à cocher 25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input-required="false" form:name="Case à cocher 31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0" form:image-position="center" form:input-required="false" form:name="Case à cocher 3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input-required="false" form:name="Case à cocher 31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2" form:image-position="center" form:input-required="false" form:name="Case à cocher 3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input-required="false" form:name="Case à cocher 31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4" form:image-position="center" form:input-required="false" form:name="Case à cocher 11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input-required="false" form:name="Case à cocher 19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input-required="false" form:name="Case à cocher 31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7" form:image-position="center" form:input-required="false" form:name="Case à cocher 3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65535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22">do text</text:span></text:p><text:p text:style-name="P17"><text:span text:style-name="T22">from document(at=header, format='odt')</text:span></text:p></office:annotation><text:span text:style-name="T5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7">DGO4 - Direction générale opérationnelle </text:p>
            <text:p text:style-name="P7">Aménagement du Territoire, Logement, Patrimoine et Energie </text:p>
            <text:p text:style-name="P7">Place Léopold, 3 – Immeuble « BIBOT » </text:p>
            <text:p text:style-name="P8">5000 Namur </text:p>
            <text:p text:style-name="P16"><text:span text:style-name="T7">RECOMMANDE</text:span></text:p>
          </table:table-cell>
        </table:table-row>
      </table:table>
      <text:p text:style-name="P4"/>
      <text:p text:style-name="P14">Formulaire d’envoi d’un dossier au fonctionnaire délégué</text:p>
      <text:p text:style-name="P13"/>
      <text:p text:style-name="P15"><text:span text:style-name="T21"><office:annotation><dc:creator>sde </dc:creator><dc:date>2011-07-27T10:02:17</dc:date><text:p text:style-name="P17"><text:span text:style-name="T26">do text</text:span></text:p><text:p text:style-name="P17"><text:span text:style-name="T25">from document(at=reference, format='odt')</text:span></text:p></office:annotation></text:span>Import depuis reference.odt</text:p>
      <text:p text:style-name="P9"/>
      <text:p text:style-name="P10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0"><text:span text:style-name="T1"><text:s/></text:span><text:span text:style-name="T2"><text:s text:c="2"/></text:span><text:span text:style-name="T12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office:value-type="string" table:style-name="Tableau5.A1">
                  <text:p text:style-name="P10"><office:annotation><dc:creator>sde </dc:creator><dc:date>2011-08-04T10:39:22</dc:date><text:p text:style-name="P17"><text:span text:style-name="T24">do row for type in self.listVocabularyForTemplate('foldercategories')</text:span></text:p></office:annotation><office:annotation><dc:creator>sde </dc:creator><dc:date>2011-08-04T10:39:07</dc:date><text:p text:style-name="P17"><text:span text:style-name="T24">do text if cmp(type[0],self.getFolderCategory())==0</text:span></text:p></office:annotation><draw:control draw:control="control16" draw:style-name="gr1" draw:text-style-name="P18" draw:z-index="15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cmp(type[0],self.getFolderCategory())!=0</text:span></text:p></office:annotation><draw:control draw:control="control15" draw:style-name="gr1" draw:text-style-name="P18" draw:z-index="14" svg:height="0.399cm" svg:width="0.447cm" text:anchor-type="as-char"/></text:p>
                </table:table-cell>
                <table:table-cell office:value-type="string" table:style-name="Tableau5.A1">
                  <text:p text:style-name="P10"><text:text-input text:description="Bien-Parcelles">type[1]</text:text-input></text:p>
                </table:table-cell>
              </table:table-row>
            </table:table>
            <text:p text:style-name="P10"/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office:value-type="string" table:style-name="Tableau3.A1">
            <text:p text:style-name="P11">Demandeurs :</text:p>
            <text:p text:style-name="P12">Nom, Prénom</text:p>
            <text:p text:style-name="P12">Adresse</text:p>
          </table:table-cell>
          <table:table-cell office:value-type="string" table:number-columns-spanned="4" table:style-name="Tableau3.B1">
            <text:p text:style-name="P10"/>
            <text:p text:style-name="P10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Bien concerné :</text:p>
            <text:p text:style-name="P12">Adresse</text:p>
            <text:p text:style-name="P12">Référence cadastrale</text:p>
          </table:table-cell>
          <table:table-cell office:value-type="string" table:number-columns-spanned="4" table:style-name="Tableau3.B2">
            <text:p text:style-name="P10"/>
            <text:p text:style-name="P10"><text:text-input text:description="Situation des travaux">self.getWorkLocationSignaletic()</text:text-input></text:p>
            <text:p text:style-name="P10"><text:text-input text:description="Bien-Parcelles">licence_view.get_parcels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Nature de la demande :</text:span>  (objet)</text:p>
          </table:table-cell>
          <table:table-cell office:value-type="string" table:number-columns-spanned="4" table:style-name="Tableau3.B2">
            <text:p text:style-name="P10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uteur de projet :</text:p>
            <text:p text:style-name="P12">Nom</text:p>
            <text:p text:style-name="P12">Adresse</text:p>
          </table:table-cell>
          <table:table-cell office:value-type="string" table:number-columns-spanned="4" table:style-name="Tableau3.B2"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<text:span text:style-name="T11">Date de dépôt dossier complet </text:span>:</text:p>
            <text:p text:style-name="P12">Accusé de réception :</text:p>
          </table:table-cell>
          <table:table-cell office:value-type="string" table:number-columns-spanned="2" table:style-name="Tableau3.A2">
            <text:p text:style-name="P10"><office:annotation><dc:creator>sde </dc:creator><dc:date>2011-08-08T13:35:49</dc:date><text:p text:style-name="P17"><text:span text:style-name="T23">do text if self.getLastDeposit() is not None</text:span></text:p></office:annotation><text:text-input text:description="Objet des travaux">tool.formatDate(self.getLastDeposit().getEventDate())</text:text-input></text:p>
            <text:p text:style-name="P10"/>
          </table:table-cell>
          <table:covered-table-cell/>
          <table:table-cell office:value-type="string" table:style-name="Tableau3.D5">
            <text:p text:style-name="P10"><text:span text:style-name="T9">Délai de réponse annoncé :</text:span> <text:s text:c="3"/></text:p>
          </table:table-cell>
          <table:table-cell office:value-type="string" table:style-name="Tableau3.E5">
            <text:p text:style-name="P10"/>
          </table:table-cell>
        </table:table-row>
        <table:table-row>
          <table:table-cell office:value-type="string" table:style-name="Tableau3.A2">
            <text:p text:style-name="P12">Autres dossiers connus sur le bien : (refs)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La parcelle se situe dans:</text:p>
          </table:table-cell>
          <table:table-cell office:value-type="string" table:number-columns-spanned="4" table:style-name="Tableau3.B7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office:value-type="string" table:style-name="Tableau10.A1">
                  <text:p text:style-name="P10"><office:annotation><dc:creator>sde </dc:creator><dc:date>2011-08-05T08:21:16</dc:date><text:p text:style-name="P17"><text:span text:style-name="T24">do text if self.getIsInPCA()</text:span></text:p></office:annotation><draw:control draw:control="control12" draw:style-name="gr1" draw:text-style-name="P18" draw:z-index="11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PCA()</text:span></text:p></office:annotation><draw:control draw:control="control11" draw:style-name="gr1" draw:text-style-name="P18" draw:z-index="10" svg:height="0.399cm" svg:width="0.447cm" text:anchor-type="as-char"/></text:p>
                </table:table-cell>
                <table:table-cell office:value-type="string" table:style-name="Tableau10.A1">
                  <text:p text:style-name="P10">Un PCA</text:p>
                </table:table-cell>
                <table:table-cell office:value-type="string" table:style-name="Tableau10.A1">
                  <text:p text:style-name="P10"><office:annotation><dc:creator>sde </dc:creator><dc:date>2011-08-04T10:39:07</dc:date><text:p text:style-name="P17"><text:span text:style-name="T24">do text if self.getIsInSubdivision()</text:span></text:p></office:annotation><draw:control draw:control="control14" draw:style-name="gr1" draw:text-style-name="P18" draw:z-index="13" svg:height="0.399cm" svg:width="0.447cm" text:anchor-type="as-char"/></text:p>
                  <text:p text:style-name="P10"><office:annotation><dc:creator>sde </dc:creator><dc:date>2011-08-04T10:30:03</dc:date><text:p text:style-name="P17"><text:span text:style-name="T24">do text if not self.getIsInSubdivision()</text:span></text:p></office:annotation><draw:control draw:control="control13" draw:style-name="gr1" draw:text-style-name="P18" draw:z-index="12" svg:height="0.399cm" svg:width="0.447cm" text:anchor-type="as-char"/></text:p>
                </table:table-cell>
                <table:table-cell office:value-type="string" table:style-name="Tableau10.A1">
                  <text:p text:style-name="P10">Un lotissement</text:p>
                  <text:p text:style-name="P10"><text:s/><office:annotation><dc:creator>sde </dc:creator><dc:date>2011-08-08T13:29:49</dc:date><text:p text:style-name="P17"><text:span text:style-name="T24">do text if self.getIsInSubdivision()</text:span></text:p><text:p text:style-name="P17"><text:span text:style-name="T24">f</text:span><text:span text:style-name="T26">rom xhtml(self.getSubdivisionDetails())</text:span></text:p></office:annotatio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Demande de DÉROGATION :</text:p>
          </table:table-cell>
          <table:table-cell office:value-type="string" table:number-columns-spanned="4" table:style-name="Tableau3.B1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office:value-type="string" table:style-name="Tableau12.A1">
                  <text:p text:style-name="P10"><office:annotation><dc:creator>sde </dc:creator><dc:date>2011-08-04T11:46:30</dc:date><text:p text:style-name="P17"><text:span text:style-name="T23">do row if </text:span><text:span text:style-name="T24">self.getLastInquiry() is None or len(self.getLastInquiry(). getLinkedInquiry().getDerogation()) == 0</text:span></text:p></office:annotation><draw:control draw:control="control24" draw:style-name="gr1" draw:text-style-name="P18" draw:z-index="23" svg:height="0.399cm" svg:width="0.447cm" text:anchor-type="as-char"/></text:p>
                </table:table-cell>
                <table:table-cell office:value-type="string" table:style-name="Tableau12.A1">
                  <text:p text:style-name="P10">Oui</text:p>
                </table:table-cell>
                <table:table-cell office:value-type="string" table:style-name="Tableau12.A1">
                  <text:p text:style-name="P10"><draw:control draw:control="control25" draw:style-name="gr1" draw:text-style-name="P18" draw:z-index="24" svg:height="0.399cm" svg:width="0.447cm" text:anchor-type="as-char"/></text:p>
                </table:table-cell>
                <table:table-cell office:value-type="string" table:style-name="Tableau12.A1">
                  <text:p text:style-name="P10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office:value-type="string" table:style-name="Tableau15.A1">
                  <text:p text:style-name="P10"><office:annotation><dc:creator>sde </dc:creator><dc:date>2011-08-08T11:17:40</dc:date><text:p text:style-name="P17"><text:span text:style-name="T23">do table if </text:span><text:span text:style-name="T24">self.getLastInquiry() is not None</text:span></text:p></office:annotation><office:annotation><dc:creator>sde </dc:creator><dc:date>2011-08-04T13:57:24</dc:date><text:p text:style-name="P17"><text:span text:style-name="T24">do row for part in self.getLastInquiry(). getLinkedInquiry().listVocabularyForTemplate('derogations')</text:span></text:p></office:annotation><office:annotation><dc:creator>sde </dc:creator><dc:date>2011-08-04T11:46:30</dc:date><text:p text:style-name="P17"><text:span text:style-name="T23">do text if part[0] in </text:span><text:span text:style-name="T24">self.getLastInquiry(). getLinkedInquiry().getDerogation()</text:span></text:p></office:annotation><draw:control draw:control="control26" draw:style-name="gr1" draw:text-style-name="P18" draw:z-index="25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getLastInquiry(). getLinkedInquiry().getDerogation()</text:span></text:p></office:annotation><draw:control draw:control="control27" draw:style-name="gr1" draw:text-style-name="P18" draw:z-index="26" svg:height="0.399cm" svg:width="0.447cm" text:anchor-type="as-char"/></text:p>
                </table:table-cell>
                <table:table-cell office:value-type="string" table:style-name="Tableau15.A1">
                  <text:p text:style-name="P10"><text:text-input text:description="Objet des travaux">part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Publicité – enquête :</text:p>
          </table:table-cell>
          <table:table-cell office:value-type="string" table:number-columns-spanned="4" table:style-name="Tableau3.B2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t None</text:span></text:p></office:annotation><draw:control draw:control="control21" draw:style-name="gr1" draw:text-style-name="P18" draw:z-index="20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ne</text:span></text:p></office:annotation><draw:control draw:control="control20" draw:style-name="gr1" draw:text-style-name="P18" draw:z-index="19" svg:height="0.399cm" svg:width="0.447cm" text:anchor-type="as-char"/></text:p>
                </table:table-cell>
                <table:table-cell office:value-type="string" table:style-name="Tableau13.A1">
                  <text:p text:style-name="P10">Oui</text:p>
                </table:table-cell>
                <table:table-cell office:value-type="string" table:style-name="Tableau13.A1">
                  <text:p text:style-name="P10"><office:annotation><dc:creator>sde </dc:creator><dc:date>2011-08-04T11:46:30</dc:date><text:p text:style-name="P17"><text:span text:style-name="T23">do text if </text:span><text:span text:style-name="T24">self.getLastInquiry() is None</text:span></text:p></office:annotation><draw:control draw:control="control23" draw:style-name="gr1" draw:text-style-name="P18" draw:z-index="2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self.getLastInquiry() is not None</text:span></text:p></office:annotation><draw:control draw:control="control22" draw:style-name="gr1" draw:text-style-name="P18" draw:z-index="21" svg:height="0.399cm" svg:width="0.447cm" text:anchor-type="as-char"/></text:p>
                </table:table-cell>
                <table:table-cell office:value-type="string" table:style-name="Tableau13.A1">
                  <text:p text:style-name="P10">Non</text:p>
                </table:table-cell>
              </table:table-row>
              <table:table-row>
                <table:table-cell office:value-type="string" table:number-columns-spanned="4" table:style-name="Tableau13.A1">
                  <text:p text:style-name="P10"><office:annotation><dc:creator>sde </dc:creator><dc:date>2011-08-05T14:01:47</dc:date><text:p text:style-name="P17"><text:span text:style-name="T24">do row if self.getLastInquiry() is not None</text:span></text:p></office:annotation>Du <text:span text:style-name="T10"><text:text-input text:description="Objet des travaux">tool.formatDate(self.getLastInquiry(). getLinkedInquiry().getInvestigationStart())</text:text-input></text:span><text:span text:style-name="T10"><text:s/>au </text:span><text:span text:style-name="T10"><text:text-input text:description="Objet des travaux">tool.formatDate(self.getLastInquiry(). getLinkedInquiry().getInvestigationEnd())</text:text-input></text:span></text:p>
                  <text:p text:style-name="P10">Réclamations :</text:p>
                  <text:p text:style-name="P10"><office:annotation><dc:creator>sde </dc:creator><dc:date>2011-08-08T13:56:09</dc:date><text:p text:style-name="P17"><text:span text:style-name="T25">do text</text:span></text:p><text:p text:style-name="P17"><text:span text:style-name="T25">from xhtml(self.portal_urban.decorateHTML('UrbanBody',self.</text:span><text:span text:style-name="T26">getLastInquiry().</text:span><text:span text:style-name="T2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Ouverture ou modification de voirie :</text:p>
          </table:table-cell>
          <table:table-cell office:value-type="string" table:style-name="Tableau3.B10">
            <text:p text:style-name="P10"><draw:control draw:control="control1" draw:style-name="gr1" draw:text-style-name="P18" draw:z-index="0" svg:height="0.399cm" svg:width="0.447cm" text:anchor-type="as-char"/>Oui</text:p>
          </table:table-cell>
          <table:table-cell office:value-type="string" table:number-columns-spanned="3" table:style-name="Tableau3.C10">
            <table:table table:name="Tableau4" table:style-name="Tableau4">
              <table:table-column table:style-name="Tableau4.A"/>
              <table:table-row>
                <table:table-cell office:value-type="string" table:style-name="Tableau4.A1">
                  <text:p text:style-name="P10">Type de voirie :</text:p>
                </table:table-cell>
              </table:table-row>
            </table:table>
            <text:p text:style-name="P10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11">Équipement de la voirie :</text:p>
          </table:table-cell>
          <table:table-cell office:value-type="string" table:number-columns-spanned="4" table:style-name="Tableau3.B2">
            <table:table table:name="Tableau6" table:style-name="Tableau6">
              <table:table-column table:style-name="Tableau6.A"/>
              <table:table-column table:style-name="Tableau6.B"/>
              <table:table-row>
                <table:table-cell office:value-type="string" table:style-name="Tableau6.A1">
                  <text:p text:style-name="P10"><office:annotation><dc:creator>sde </dc:creator><dc:date>2011-08-04T15:28:29</dc:date><text:p text:style-name="P17"><text:span text:style-name="T23">do text if self.getRoadCoating() is not None</text:span></text:p></office:annotation><draw:control draw:control="control4" draw:style-name="gr1" draw:text-style-name="P18" draw:z-index="3" svg:height="0.399cm" svg:width="0.447cm" text:anchor-type="as-char"/></text:p>
                  <text:p text:style-name="P10"><office:annotation><dc:creator>sde </dc:creator><dc:date>2011-08-04T15:29:14</dc:date><text:p text:style-name="P17"><text:span text:style-name="T24">do text if self.getRoadCoating() is None</text:span></text:p></office:annotation><draw:control draw:control="control5" draw:style-name="gr1" draw:text-style-name="P18" draw:z-index="4" svg:height="0.399cm" svg:width="0.447cm" text:anchor-type="as-char"/></text:p>
                </table:table-cell>
                <table:table-cell office:value-type="string" table:style-name="Tableau6.A1">
                  <text:p text:style-name="P10">Type de revêtement : <text:text-input text:description="Bien-Parcelles">self.getValueForTemplate('roadCoating')</text:text-input></text:p>
                </table:table-cell>
              </table:table-row>
              <table:table-row>
                <table:table-cell office:value-type="string" table:style-name="Tableau6.A1">
                  <text:p text:style-name="P10"><office:annotation><dc:creator>sde </dc:creator><dc:date>2011-08-04T13:57:24</dc:date><text:p text:style-name="P17"><text:span text:style-name="T24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24">do text if part[0] in self.templateRoadEquipments(self.getRoadEquipments())</text:span></text:p></office:annotation><draw:control draw:control="control3" draw:style-name="gr1" draw:text-style-name="P18" draw:z-index="2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 not in self.templateRoadEquipments(self.getRoadEquipments())</text:span></text:p></office:annotation><draw:control draw:control="control2" draw:style-name="gr1" draw:text-style-name="P18" draw:z-index="1" svg:height="0.399cm" svg:width="0.447cm" text:anchor-type="as-char"/></text:p>
                </table:table-cell>
                <table:table-cell office:value-type="string" table:style-name="Tableau6.A1">
                  <text:p text:style-name="P10"><text:text-input text:description="Bien-Parcelles">part[1]</text:text-input></text:p>
                  <text:p text:style-name="P10"><office:annotation><dc:creator>sde </dc:creator><dc:date>2011-08-04T22:20:52</dc:date><text:p text:style-name="P17"><text:span text:style-name="T23">do text if </text:span><text:span text:style-name="T2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Avis sollicités par la commune :</text:p>
          </table:table-cell>
          <table:table-cell office:value-type="string" table:number-columns-spanned="4" table:style-name="Tableau3.B2">
            <table:table table:name="Tableau7" table:style-name="Tableau7">
              <table:table-column table:style-name="Tableau7.A"/>
              <table:table-column table:style-name="Tableau7.B"/>
              <table:table-row>
                <table:table-cell office:value-type="string" table:style-name="Tableau7.A1">
                  <text:p text:style-name="P10"><office:annotation><dc:creator>sde </dc:creator><dc:date>2011-08-04T13:57:24</dc:date><text:p text:style-name="P17"><text:span text:style-name="T24">do row for opinion in self.displayValuesFromVocForTemplate(self.templateAllOpinions(), self.listVocabularyForTemplate('foldermakers', inUrbanConfig=False))</text:span></text:p></office:annotation><draw:control draw:control="control6" draw:style-name="gr1" draw:text-style-name="P18" draw:z-index="5" svg:height="0.399cm" svg:width="0.447cm" text:anchor-type="as-char"/></text:p>
                </table:table-cell>
                <table:table-cell office:value-type="string" table:style-name="Tableau7.A1">
                  <text:p text:style-name="P10"><text:text-input text:description="Bien-Parcelles">opinion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1">Zonage au plan de secteur :</text:p>
          </table:table-cell>
          <table:table-cell office:value-type="string" table:number-columns-spanned="4" table:style-name="Tableau3.B2">
            <table:table table:name="Tableau9" table:style-name="Tableau9">
              <table:table-column table:style-name="Tableau9.A"/>
              <table:table-column table:style-name="Tableau9.B"/>
              <table:table-row>
                <table:table-cell office:value-type="string" table:style-name="Tableau9.A1">
                  <text:p text:style-name="P10"><office:annotation><dc:creator>sde </dc:creator><dc:date>2011-08-04T13:57:24</dc:date><text:p text:style-name="P17"><text:span text:style-name="T24">do row for folderZoneValue in self.getValuesForTemplate('folderZone')</text:span></text:p></office:annotation><draw:control draw:control="control19" draw:style-name="gr1" draw:text-style-name="P18" draw:z-index="18" svg:height="0.399cm" svg:width="0.447cm" text:anchor-type="as-char"/></text:p>
                </table:table-cell>
                <table:table-cell office:value-type="string" table:style-name="Tableau9.A1">
                  <text:p text:style-name="P10"><text:text-input text:description="Bien-Parcelles">folderZoneValue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2">
            <text:p text:style-name="P12">Bien classé ou assimilé :</text:p>
          </table:table-cell>
          <table:table-cell office:value-type="string" table:number-columns-spanned="4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office:value-type="string" table:style-name="Tableau8.A1">
                  <text:p text:style-name="P10"><office:annotation><dc:creator>sde </dc:creator><dc:date>2011-08-04T13:57:24</dc:date><text:p text:style-name="P17"><text:span text:style-name="T24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23">do text if part[0][0] in self.getProtectedBuilding()</text:span></text:p></office:annotation><draw:control draw:control="control8" draw:style-name="gr1" draw:text-style-name="P18" draw:z-index="7" svg:height="0.399cm" svg:width="0.447cm" text:anchor-type="as-char"/></text:p>
                  <text:p text:style-name="P10"><office:annotation><dc:creator>sde </dc:creator><dc:date>2011-08-04T11:59:21</dc:date><text:p text:style-name="P17"><text:span text:style-name="T24">do text if part[0][0] not in self.getProtectedBuilding()</text:span></text:p></office:annotation><draw:control draw:control="control7" draw:style-name="gr1" draw:text-style-name="P18" draw:z-index="6" svg:height="0.399cm" svg:width="0.447cm" text:anchor-type="as-char"/></text:p>
                </table:table-cell>
                <table:table-cell office:value-type="string" table:style-name="Tableau8.A1">
                  <text:p text:style-name="P10"><text:text-input text:description="Bien-Parcelles">part[0][1]</text:text-input></text:p>
                </table:table-cell>
                <table:table-cell office:value-type="string" table:style-name="Tableau8.A1">
                  <text:p text:style-name="P10"><office:annotation><dc:creator>sde </dc:creator><dc:date>2011-08-04T11:57:24</dc:date><text:p text:style-name="P17"><text:span text:style-name="T24">do text if len(part) &gt; 1 and part[1][0] in self.getProtectedBuilding()</text:span></text:p></office:annotation><draw:control draw:control="control10" draw:style-name="gr1" draw:text-style-name="P18" draw:z-index="9" svg:height="0.399cm" svg:width="0.447cm" text:anchor-type="as-char"/></text:p>
                  <text:p text:style-name="P10"><office:annotation><dc:creator>sde </dc:creator><dc:date>2011-08-04T11:58:11</dc:date><text:p text:style-name="P17"><text:span text:style-name="T24">do text if len(part) &gt; 1 and part[1][0] not in self.getProtectedBuilding()</text:span></text:p></office:annotation><draw:control draw:control="control9" draw:style-name="gr1" draw:text-style-name="P18" draw:z-index="8" svg:height="0.399cm" svg:width="0.447cm" text:anchor-type="as-char"/></text:p>
                </table:table-cell>
                <table:table-cell office:value-type="string" table:style-name="Tableau8.A1">
                  <text:p text:style-name="P10"><office:annotation><dc:creator>sde </dc:creator><dc:date>2011-08-04T13:22:24</dc:date><text:p text:style-name="P17"><text:span text:style-name="T2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12">Étude d'incidence requise:</text:p>
          </table:table-cell>
          <table:table-cell office:value-type="string" table:number-columns-spanned="4" table:style-name="Tableau3.B2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office:value-type="string" table:style-name="Tableau11.A1">
                  <text:p text:style-name="P10"><draw:control draw:control="control17" draw:style-name="gr1" draw:text-style-name="P18" draw:z-index="16" svg:height="0.399cm" svg:width="0.447cm" text:anchor-type="as-char"/></text:p>
                </table:table-cell>
                <table:table-cell office:value-type="string" table:style-name="Tableau11.A1">
                  <text:p text:style-name="P10">Oui</text:p>
                </table:table-cell>
                <table:table-cell office:value-type="string" table:style-name="Tableau11.A1">
                  <text:p text:style-name="P10"><draw:control draw:control="control18" draw:style-name="gr1" draw:text-style-name="P18" draw:z-index="17" svg:height="0.399cm" svg:width="0.447cm" text:anchor-type="as-char"/></text:p>
                </table:table-cell>
                <table:table-cell office:value-type="string" table:style-name="Tableau11.A1">
                  <text:p text:style-name="P10">Non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office:value-type="string" table:style-name="Tableau3.A1">
            <text:p text:style-name="P12">Autres observations :</text:p>
          </table:table-cell>
          <table:table-cell office:value-type="string" table:number-columns-spanned="4" table:style-name="Tableau3.B1">
            <text:p text:style-name="P10"/>
          </table:table-cell>
          <table:covered-table-cell/>
          <table:covered-table-cell/>
          <table:covered-table-cell/>
        </table:table-row>
      </table:table>
      <text:p text:style-name="P10"/>
      <text:p text:style-name="P9">Envoyé le </text:p>
      <text:p text:style-name="P9"/>
      <text:p text:style-name="P9"/>
      <text:p text:style-name="P3"><office:annotation><dc:creator>Gauthier Bastien</dc:creator><dc:date>2011-01-13T14:56:41</dc:date><text:p text:style-name="P17"><text:span text:style-name="T22">do text</text:span></text:p><text:p text:style-name="P17"><text:span text:style-name="T2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23:26.502021715</dc:date>
    <meta:editing-duration>P2DT4H40M54S</meta:editing-duration>
    <meta:editing-cycles>427</meta:editing-cycles>
    <meta:generator>LibreOffice/6.3.5.2$Linux_X86_64 LibreOffice_project/30$Build-2</meta:generator>
    <meta:document-statistic meta:table-count="14" meta:image-count="0" meta:object-count="0" meta:page-count="2" meta:paragraph-count="91" meta:word-count="224" meta:character-count="1598" meta:non-whitespace-character-count="1458"/>
  </office:meta>
</office:document-meta>
</file>